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3.547cm" style:rel-column-width="12233*"/>
    </style:style>
    <style:style style:name="Таблица1.B" style:family="table-column">
      <style:table-column-properties style:column-width="15.453cm" style:rel-column-width="53302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style:vertical-align="" fo:padding="0.097cm" fo:border="none"/>
    </style:style>
    <style:style style:name="Таблица1.3" style:family="table-row">
      <style:table-row-properties style:min-row-height="0.011cm"/>
    </style:style>
    <style:style style:name="Таблица1.A4" style:family="table-cell">
      <style:table-cell-properties style:vertical-align=""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.101cm" fo:margin-bottom="0.101cm" fo:line-height="150%"/>
      <style:text-properties style:font-name="Times New Roman" fo:font-size="12pt" fo:language="ru" fo:country="RU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T1" style:family="text">
      <style:text-properties fo:font-weight="normal" style:font-name-asian="Times New Roman1" style:font-weight-asian="normal" style:font-name-complex="Times New Roman1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style:font-name-asian="Times New Roman3" style:font-name-complex="Times New Roman3"/>
    </style:style>
    <style:style style:name="T5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draw:frame draw:style-name="fr1" draw:name="Графический объект1" text:anchor-type="as-char" svg:width="1.005cm" svg:height="0.714cm" draw:z-index="0"><draw:image xlink:href="../../odt/images/3057.png" xlink:type="simple" xlink:show="embed" xlink:actuate="onLoad"/></draw:frame></text:p>
          </table:table-cell>
          <table:table-cell table:style-name="Таблица1.B1" office:value-type="string">
            <text:h text:style-name="Heading_20_1" text:outline-level="1">ПОР ИКП (порог срабатывания)</text:h>
          </table:table-cell>
        </table:table-row>
        <table:table-row>
          <table:table-cell table:style-name="Таблица1.A2" office:value-type="string">
            <text:p text:style-name="P2">в палитре</text:p>
          </table:table-cell>
          <table:table-cell table:style-name="Таблица1.B1" office:value-type="string">
            <text:p text:style-name="Text_20_body">| векторизован | <text:span text:style-name="T5">C-</text:span>код <text:span text:style-name="T5">|</text:span></text:p>
          </table:table-cell>
        </table:table-row>
        <table:table-row table:style-name="Таблица1.3">
          <table:table-cell table:style-name="Таблица1.A1" office:value-type="string">
            <text:p text:style-name="P1"><draw:frame draw:style-name="fr1" draw:name="Графический объект2" text:anchor-type="as-char" svg:width="1.72cm" svg:height="2.143cm" draw:z-index="0"><draw:image xlink:href="../../odt/images/3057_in_scheme.png" xlink:type="simple" xlink:show="embed" xlink:actuate="onLoad"/></draw:frame></text:p>
          </table:table-cell>
          <table:table-cell table:style-name="Таблица1.A1" office:value-type="string">
            <text:p text:style-name="Text_20_body"/>
          </table:table-cell>
        </table:table-row>
        <table:table-row table:style-name="Таблица1.3">
          <table:table-cell table:style-name="Таблица1.A4" office:value-type="string">
            <text:p text:style-name="P2">на схеме</text:p>
          </table:table-cell>
          <table:table-cell table:style-name="Таблица1.B4" office:value-type="string">
            <text:p text:style-name="Text_20_body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Text_20_body">Блок представляет собой релейное звено с зоной нечувствительности, на выходе формирует логическую 1 или 0 по следующему алгоритму:</text:p>
            <text:p text:style-name="Text_20_body">На вход блока подаются два сигнала, которые сравниваются между собой. Если их <text:span text:style-name="T2">разность</text:span> превысит порог срабатывания, то блок формирует логическую 1 на выходе. Если разность между первым и вторым входом станет меньше порога срабатывания (с учетом зоны возврата), то на выходе блок формирует логический 0:</text:p>
            <text:p text:style-name="P4"><text:span text:style-name="T3"><draw:frame draw:style-name="fr2" draw:name="Объект1" text:anchor-type="as-char" svg:width="8.304cm" svg:height="1.393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3">,</text:span></text:p>
            <text:p text:style-name="Text_20_body"><text:span text:style-name="T1">где</text:span><text:span text:style-name="T1"><draw:frame draw:style-name="fr2" draw:name="Объект2" text:anchor-type="as-char" svg:width="2.693cm" svg:height="0.621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– </text:span><text:span text:style-name="T1">входные</text:span><text:span text:style-name="T1"> сигналы блока; </text:span><text:span text:style-name="T1"><draw:frame draw:style-name="fr2" draw:name="Объект3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– </text:span><text:span text:style-name="T1">выходной</text:span><text:span text:style-name="T1"> сигнал;</text:span><text:span text:style-name="T1"><draw:frame draw:style-name="fr2" draw:name="Объект4" text:anchor-type="as-char" svg:width="1.367cm" svg:height="0.621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1">– величина </text:span><text:span text:style-name="T1">зоны возврата и порог срабатывания</text:span><text:span text:style-name="T1">.</text:span></text:p>
            <text:p text:style-name="Text_20_body"><text:span text:style-name="T3">Блок представляет собой субмодель. Для того чтобы посмотреть структуру алгоритма – нажмите правой кнопкой «Действия» </text:span><text:span text:style-name="T4">→</text:span><text:span text:style-name="T3"> «Войти в субмодель».</text:span></text:p>
            <text:p text:style-name="Text_20_body"><text:span text:style-name="T2">Свойства</text:span>:</text:p>
            <text:list xml:id="list138467992886273454" text:style-name="L1">
              <text:list-item>
                <text:p text:style-name="P5">Порог срабатывания — уставка, с которой сравнивается разность входных сигналов.</text:p>
              </text:list-item>
              <text:list-item>
                <text:p text:style-name="P5">Зона возврата — величина, которая вычитается из уставки для формирования нижней границы переключения.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ОР ИКП (порог срабатывания)</dc:title>
    <dc:date>2012-03-30T15:56:27.32</dc:date>
    <meta:generator>OpenOffice_Beta/4.1.0$Win32 OpenOffice.org_project/410m14$Build-9760</meta:generator>
    <meta:editing-duration>PT3H16M50S</meta:editing-duration>
    <meta:editing-cycles>68</meta:editing-cycles>
    <meta:document-statistic meta:table-count="1" meta:image-count="2" meta:object-count="4" meta:page-count="1" meta:paragraph-count="14" meta:word-count="137" meta:character-count="930"/>
  </office:meta>
</office:document-meta>
</file>

<file path=Object 1/content.xml><?xml version="1.0" encoding="utf-8"?>
<math xmlns="http://www.w3.org/1998/Math/MathML">
  <semantics>
    <mrow>
      <msub>
        <mi>u</mi>
        <mn>1</mn>
      </msub>
      <mrow>
        <mo stretchy="false">(</mo>
        <mrow>
          <mi>t</mi>
        </mrow>
        <mo stretchy="false">)</mo>
      </mrow>
      <mi>,</mi>
      <mi/>
      <msub>
        <mi>u</mi>
        <mn>2</mn>
      </msub>
      <mrow>
        <mo stretchy="false">(</mo>
        <mrow>
          <mi>t</mi>
        </mrow>
        <mo stretchy="false">)</mo>
      </mrow>
    </mrow>
    <annotation encoding="StarMath 5.0">u_1(t),~u_2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a</mi>
      <mi>,</mi>
      <mi/>
      <msub>
        <mo stretchy="false">ϵ</mo>
        <mn>0</mn>
      </msub>
    </mrow>
    <annotation encoding="StarMath 5.0">a,~%epsilon_0</annotation>
  </semantics>
</math>
</file>

<file path=Object 4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если</mi>
                    <mi/>
                    <mrow>
                      <mo stretchy="false">[</mo>
                      <mrow>
                        <msub>
                          <mi>u</mi>
                          <mn>1</mn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n>2</mn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gt;</mo>
                      <mi/>
                    </mrow>
                    <msub>
                      <mo stretchy="false">ϵ</mo>
                      <mn>0</mn>
                    </msub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row>
                      <mo stretchy="false">[</mo>
                      <mrow>
                        <msub>
                          <mi>u</mi>
                          <mn>1</mn>
                        </msub>
                        <mrow>
                          <mrow>
                            <mo stretchy="false">(</mo>
                            <mrow>
                              <mi>t</mi>
                            </mrow>
                            <mo stretchy="false">)</mo>
                          </mrow>
                          <mo stretchy="false">−</mo>
                          <msub>
                            <mi>u</mi>
                            <mn>2</mn>
                          </msub>
                        </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</mrow>
                      <mo stretchy="false">]</mo>
                    </mrow>
                    <mrow>
                      <mi/>
                      <mo stretchy="false">&lt;</mo>
                      <mi/>
                    </mrow>
                    <mrow>
                      <msub>
                        <mo stretchy="false">ϵ</mo>
                        <mn>0</mn>
                      </msub>
                      <mo stretchy="false">−</mo>
                      <mi>a</mi>
                    </mrow>
                  </mrow>
                </mtd>
              </mtr>
            </mtable>
          </mrow>
        </mrow>
      </mrow>
    </mrow>
    <annotation encoding="StarMath 5.0">y(t) = left lbrace stack{
alignl 1, ~ если ~ [u_1(t)-u_2(t)] ~&gt;~ %epsilon_0 #
alignl 0, ~ если ~ [u_1(t)-u_2(t)] ~&lt;~ %epsilon_0 - a}  right none
</annotation>
  </semantics>
</math>
</file>